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37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Ki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Function / Description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6"/>
          <table:table-cell table:style-name="ce2" table:number-columns-repeated="1018"/>
        </table:table-row>
        <table:table-row table:style-name="ro1">
          <table:table-cell table:number-columns-repeated="6"/>
          <table:table-cell table:style-name="ce1" office:value-type="string" calcext:value-type="string">
            <text:p>Top level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number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Number of available part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clea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(clear all)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top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Main part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offset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di channe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e – Poly, Mono, Legat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to last key pres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 number notes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0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1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2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et effects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Clear key limits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Controllers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 range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 enable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 width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 wheel depth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onential mod wheel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Bandwitdh depth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onential bandwidth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ession enable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M ampitude enabl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ustain pedal enable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itch wheel range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ilter Q depth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ilter cutoff depth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ime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ime stretch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hreshold type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 proportional portamento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roportional portamento rate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roportional portamento depth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 portamento control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trumen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dd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Sub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PadSynt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Kit edit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-&gt;</text:p>
          </table:table-cell>
          <table:table-cell table:number-columns-repeated="3"/>
          <table:table-cell table:style-name="ce3" office:value-type="string" calcext:value-type="string">
            <text:p>For controls 8 to 20 kit number is Ored with 0x2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enabl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ut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clear key limits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Drum mode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Mode – Off, Multi, Single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main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lative bandwidth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andom group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voice window – voice numbers 0 to 7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envelop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LFO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envelope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LFO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frequency spread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randomise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tereo spread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to depth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to speed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ize – 2 to 5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enable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amplitude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velocity sensitivity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HF damping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frequency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ctave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type – Default, <text:s/>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coarse detune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scillator phase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oscillator (from lower numbered voices)</text:p>
          </table:table-cell>
          <table:table-cell table:number-columns-repeated="1017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enable</text:p>
          </table:table-cell>
          <table:table-cell table:number-columns-repeated="101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sonance enable (for this voice)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oscillator phas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ub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bandwidth envelop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,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ilter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ilter stages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art – Zero, Random, Maximum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bandwidt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Pad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 – Normal, Equal Hz, Quarter, Half, 75%, 150%, Double,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Inverse half, Spectrum mode – Bandwidth, Discrete, Continuou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width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requency multiplier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stretch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frequency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ize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type – Gauss, Square, Double Ecp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utoscale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base – C-2, G-2, C-3, G-3, C-4, G-4, C-5, G-5, G6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Oscillators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0x80 + (0 to 7) for AddSynth voic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0xC0 + (0 to 7) for AddSynth voice modulator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hase randomnes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paramet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utoclear when base function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Use as base func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paramet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– None, Atan, Asym1, Pow, Sine Qnts, Zigzag, Lmt, LmtU, LmtL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Ilmt, Clip, Asym2, Pow2, Sgm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filter before waveshap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type – None, LP, HP1a, HP1b, BP1, BS1, LP2, HP2, BP2, BS2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s, Sin, Lsh, S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1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2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3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parameter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armonic shift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 shift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arameter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base frequency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ower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onvert to sin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pha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Resonance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x dB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Enable resonanc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Interpolate peaks (both buttons)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rotect fundamental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graph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mooth grap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Graph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LFO insert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0x80 + (0 to 7) for AddSynth voic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Engine is 0xC0 + (0 to 7) for AddSynth voice modulato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pth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plitude randomness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ype – Sine, Tri, Sqr, R.up, R.dn, E1dn, E2dn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tinuou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 randomness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Filter parameters insert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 track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amoun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function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Gain / damping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tages – 1x, 2x, 3x, 4x, 5x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ormant editor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lowness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nes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mplitude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tretch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umber of formant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 number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ormant numb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iz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position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nvelope inser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3 is Bandwidth envelope (SubSynth only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valu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tim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valu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tim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 valu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tim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valu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velope is Linear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 freemo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reemod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 value for point (paramete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 value for point (parameter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ffec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For system effects part number is 0xf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For insertion effects part number is 0xf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Normal part effects are 0 to 6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/>
          <table:table-cell table:style-name="Default"/>
          <table:table-cell/>
          <table:table-cell office:value-type="string" calcext:value-type="string">
            <text:p>Effect types are from 0x80 to 0x88 representing actual numbers 0 to 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style-name="Default"/>
          <table:table-cell/>
          <table:table-cell office:value-type="string" calcext:value-type="string">
            <text:p>This is the number of the effect and dependent on the effect source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0xff</text:p>
          </table:table-cell>
          <table:table-cell table:number-columns-repeated="1018"/>
        </table:table-row>
        <table:table-row table:style-name="ro1" table:number-rows-repeated="10482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00/00/0000</text:date>, <text:time style:data-style-name="N2" text:time-value="13:32:36.0917288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5-23T15:31:49.595083564</dc:date>
    <meta:editing-duration>PT16H48M1S</meta:editing-duration>
    <meta:editing-cycles>67</meta:editing-cycles>
    <meta:generator>LibreOffice/5.1.3.2$Linux_X86_64 LibreOffice_project/10m0$Build-2</meta:generator>
    <meta:document-statistic meta:table-count="1" meta:cell-count="1966" meta:object-count="0"/>
  </office:meta>
</office:document-meta>
</file>